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2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fo:font-weight="normal"/>
    </style:style>
    <style:style style:name="ce8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 METABUG</text:p>
          </table:table-cell>
          <table:table-cell/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nie</text:p>
          </table:table-cell>
          <table:table-cell office:value-type="string">
            <text:p>GNOME 2.19.5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63">407663</text:a></text:p>
          </table:table-cell>
          <table:table-cell office:value-type="string">
            <text:p>[blocked] Support the "Find" operation in Firefox bet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oan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table:style-name="ce6" office:value-type="string">
            <text:p>[blocked] structural navigation should not get stuck on slashdot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1261">411261</text:a></text:p>
          </table:table-cell>
          <table:table-cell table:style-name="ce6" office:value-type="string">
            <text:p>Some HTML constructs cause Orca to say just "Link" when arrowing up and down by lin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ke</text:p>
          </table:table-cell>
          <table:table-cell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[blocked] Firefox should not crash while submitting bugs in Bugzilla with Orca runn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illie</text:p>
          </table:table-cell>
          <table:table-cell office:value-type="string">
            <text:p>GNOME 2.19.2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Orca is too chatty when loading a pag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oanie</text:p>
          </table:table-cell>
          <table:table-cell office:value-type="string">
            <text:p>GNOME 2.19.4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eed to add form field structural navigatio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oanie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[blocked] Add more support for accessing HTML tables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illie</text:p>
          </table:table-cell>
          <table:table-cell office:value-type="string">
            <text:p>GNOME 2.19.9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Solaris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8025">428025</text:a></text:p>
          </table:table-cell>
          <table:table-cell office:value-type="string">
            <text:p>Links should not be spoken twice when down arrowing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8114">428114</text:a></text:p>
          </table:table-cell>
          <table:table-cell office:value-type="string">
            <text:p>Orca sometimes misidentifies combo box contents as the name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722">427722</text:a></text:p>
          </table:table-cell>
          <table:table-cell table:style-name="ce6" office:value-type="string">
            <text:p>Web page separators cause Orca to get stuck with go{Next,Previous}Lin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6360">426360</text:a></text:p>
          </table:table-cell>
          <table:table-cell table:style-name="ce6" office:value-type="string">
            <text:p>SayAll is broken in Firefox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GNOME 2.19.9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pending] sayAll should be done by sentenc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3.5">
            <text:p>23.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434">430434</text:a></text:p>
          </table:table-cell>
          <table:table-cell table:style-name="ce6" office:value-type="string">
            <text:p>[pending] Provide more chatty default setting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illie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200">412200</text:a></text:p>
          </table:table-cell>
          <table:table-cell table:style-name="ce6" office:value-type="string">
            <text:p>Orca L10N / Translation issu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4.5">
            <text:p>24.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9">423439</text:a></text:p>
          </table:table-cell>
          <table:table-cell table:style-name="ce6" office:value-type="string">
            <text:p>[pending] Speech context includes too much informa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147">418147</text:a></text:p>
          </table:table-cell>
          <table:table-cell office:value-type="string">
            <text:p>[pending] Error spelling words or lin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ynn</text:p>
          </table:table-cell>
          <table:table-cell office:value-type="string">
            <text:p>GNOME 2.19.1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ynn</text:p>
          </table:table-cell>
          <table:table-cell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Allow user to optionally ignore or be notified of tool tip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0.5">
            <text:p>30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278">430278</text:a></text:p>
          </table:table-cell>
          <table:table-cell table:style-name="ce6" office:value-type="string">
            <text:p>[pending] The Where_Am_I script does not work in most application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11">404411</text:a></text:p>
          </table:table-cell>
          <table:table-cell table:style-name="ce6" office:value-type="string">
            <text:p>OpenOffice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oani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ich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9390">429390</text:a></text:p>
          </table:table-cell>
          <table:table-cell office:value-type="string">
            <text:p>Braille stays on current line after pressing return at end of line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6010">426010</text:a></text:p>
          </table:table-cell>
          <table:table-cell office:value-type="string">
            <text:p>Implement verbalized links in OOo</text:p>
          </table:table-cell>
          <table:table-cell table:style-name="ce8" table:number-columns-repeated="2"/>
          <table:table-cell table:style-name="ce1"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4.5">
            <text:p>44.5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1030">431030</text:a></text:p>
          </table:table-cell>
          <table:table-cell table:style-name="ce6" office:value-type="string">
            <text:p>[blocked] Cannot use keyboard to navigate gnome-panel notification are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0.5">
            <text:p>50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402">430402</text:a></text:p>
          </table:table-cell>
          <table:table-cell table:style-name="ce6" office:value-type="string">
            <text:p>[blocked] Orca unable to speak last character of each "sentence" when doing a sayAll in OOo Writer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[blocked] Thunderbird 3.0-a1 crashes every time I close a messag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2.5">
            <text:p>52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964">347964</text:a></text:p>
          </table:table-cell>
          <table:table-cell office:value-type="string">
            <text:p>[pending] [a11y] When deleting messages in Evolution, Orca initially speaks the wrong tree item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[blocked] Ability to jump to the start of the message in Evolution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table:style-name="ce6" office:value-type="string">
            <text:p>Evolution mail message window inconsistent with item selected in mail header list. 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1.5">
            <text:p>61.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30726">430726</text:a></text:p>
          </table:table-cell>
          <table:table-cell table:style-name="ce6" office:value-type="string">
            <text:p>Implement GNOME GOAL #4</text:p>
          </table:table-cell>
          <table:table-cell table:number-columns-repeated="24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[blocked] Provide structural navigation of PDF documen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table:style-name="ce6" office:value-type="string">
            <text:p>RealPlayer doesn't seem to work well with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</text:p>
          </table:table-cell>
          <table:table-cell table:style-name="ce7" office:value-type="string">
            <text:p>[blocked] Cannot access status bar information in Gedi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Lynn</text:p>
          </table:table-cell>
          <table:table-cell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Rich</text:p>
          </table:table-cell>
          <table:table-cell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28">409728</text:a></text:p>
          </table:table-cell>
          <table:table-cell table:style-name="ce6" office:value-type="string">
            <text:p>Orca repeats mouse-selected text numerous times in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6">409736</text:a></text:p>
          </table:table-cell>
          <table:table-cell table:style-name="ce6" office:value-type="string">
            <text:p>[blocked] Orca does not announce the beginning of strings pasted into thunderbird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2100">412100</text:a></text:p>
          </table:table-cell>
          <table:table-cell table:style-name="ce6" office:value-type="string">
            <text:p>Text selection in Firefox fails when Orca controls the caret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10088">410088</text:a></text:p>
          </table:table-cell>
          <table:table-cell table:style-name="ce6" office:value-type="string">
            <text:p>NetworkManager applet not spoken when network is disconnected</text:p>
          </table:table-cell>
          <table:table-cell table:number-columns-repeated="244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number-columns-repeated="24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9731">409731</text:a></text:p>
          </table:table-cell>
          <table:table-cell table:style-name="ce6" office:value-type="string">
            <text:p>Orca should speak text selected by the mouse</text:p>
          </table:table-cell>
          <table:table-cell table:number-columns-repeated="24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number-columns-repeated="24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number-columns-repeated="24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number-columns-repeated="244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number-columns-repeated="24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number-columns-repeated="244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number-columns-repeated="244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number-columns-repeated="24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number-columns-repeated="244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Script support for Rhythmbox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number-columns-repeated="244"/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number-columns-repeated="244"/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number-columns-repeated="24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number-columns-repeated="24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number-columns-repeated="244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Script support for Planner.</text:p>
          </table:table-cell>
          <table:table-cell table:number-columns-repeated="24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number-columns-repeated="244"/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Script support for a bittorrent client.</text:p>
          </table:table-cell>
          <table:table-cell table:number-columns-repeated="244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number-columns-repeated="24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number-columns-repeated="244"/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number-columns-repeated="24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number-columns-repeated="244"/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Script support for gnome-blogger.</text:p>
          </table:table-cell>
          <table:table-cell table:number-columns-repeated="24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number-columns-repeated="244"/>
        </table:table-row>
        <table:table-row table:style-name="ro1">
          <table:table-cell office:value-type="float" office:value="121">
            <text:p>121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number-columns-repeated="244"/>
        </table:table-row>
        <table:table-row table:style-name="ro1">
          <table:table-cell office:value-type="float" office:value="127">
            <text:p>12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number-columns-repeated="244"/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number-columns-repeated="24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number-columns-repeated="244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number-columns-repeated="244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style-name="ce9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table:style-name="ce6" office:value-type="string">
            <text:p>Permit reloading of scripts while Orca is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7876">427876</text:a></text:p>
          </table:table-cell>
          <table:table-cell table:style-name="ce6" office:value-type="string">
            <text:p>Orca hangs in linphone and ekiga soft phone</text:p>
          </table:table-cell>
          <table:table-cell table:number-columns-repeated="244"/>
        </table:table-row>
        <table:table-row table:style-name="ro2" table:number-rows-repeated="65373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62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2" svg:font-family="'DejaVu Sans'" style:font-family-generic="roman" style:font-pitch="variable"/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8">04/18/2007</text:date>, <text:time>18:5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Willie Walker</meta:initial-creator>
    <meta:creation-date>2007-02-11T13:18:15</meta:creation-date>
    <dc:creator>Willie Walker</dc:creator>
    <dc:date>2007-04-18T18:57:55</dc:date>
    <meta:printed-by>Willie Walker</meta:printed-by>
    <meta:print-date>2007-03-27T09:08:39</meta:print-date>
    <dc:language>en-US</dc:language>
    <meta:editing-cycles>159</meta:editing-cycles>
    <meta:editing-duration>P4DT0H9M21S</meta:editing-duration>
    <meta:user-defined meta:name="Info 1"/>
    <meta:user-defined meta:name="Info 2"/>
    <meta:user-defined meta:name="Info 3"/>
    <meta:user-defined meta:name="Info 4"/>
    <meta:document-statistic meta:table-count="1" meta:cell-count="1043"/>
  </office:meta>
</office:document-meta>
</file>